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Troubleshooting Playbook — First 10 Minutes</text:p>
          </draw:text-box>
        </draw:frame>
        <draw:frame draw:style-name="TransBox" svg:width="31.8700cm" svg:height="3.5000cm" svg:x="1.0000cm" svg:y="8.8000cm">
          <draw:text-box>
            <text:p text:style-name="PBody">When something breaks on a RHEL host, this playbook gives you a repeatable, ordered approach that finds the majority of problems efficiently. Resource: Notes USE Method (Brendan Gregg): Utilisation, Saturation, Errors…</text:p>
          </draw:text-box>
        </draw:frame>
        <draw:frame draw:style-name="TransBox" svg:width="31.8700cm" svg:height="0.7000cm" svg:x="1.0000cm" svg:y="17.8000cm">
          <draw:text-box>
            <text:p text:style-name="PFooter">05-rhca/troubleshooting-playbook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mindset</text:p>
            <text:p text:style-name="PBullet">▶  The First 10 Minutes Checklist</text:p>
            <text:p text:style-name="PBullet">▶  Escalation checkli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mindset</text:p>
          </draw:text-box>
        </draw:frame>
        <draw:frame draw:style-name="TransBox" svg:width="31.8700cm" svg:height="13.5500cm" svg:x="1.0000cm" svg:y="4.0000cm">
          <draw:text-box>
            <text:p text:style-name="PBullet">• Observe before you change. Gather evidence, form a hypothesis, test one</text:p>
            <text:p text:style-name="PBullet">• thing at a time, and document what you tried.</text:p>
            <text:p text:style-name="PBullet">• Changing random settings hoping something fixes it wastes time and can</text:p>
            <text:p text:style-name="PBullet">• make the problem wors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scalation checklist</text:p>
          </draw:text-box>
        </draw:frame>
        <draw:frame draw:style-name="TransBox" svg:width="31.8700cm" svg:height="13.5500cm" svg:x="1.0000cm" svg:y="4.0000cm">
          <draw:text-box>
            <text:p text:style-name="PBullet">• Before escalating, document:</text:p>
            <text:p text:style-name="PBullet">• The exact error message</text:p>
            <text:p text:style-name="PBullet">• Steps you already tried</text:p>
            <text:p text:style-name="PBullet">• Output of: journalctl -u &lt;service&gt; -n 100</text:p>
            <text:p text:style-name="PBullet">• Output of: systemctl status &lt;service&gt;</text:p>
            <text:p text:style-name="PBullet">• Output of: ausearch -m avc -ts recent</text:p>
            <text:p text:style-name="PBullet">• Output of: df -h, free -m, ip addr, firewall-cmd --list-al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Troubleshooting Playbook — First 10 Minutes</text:p>
          </draw:text-box>
        </draw:frame>
        <draw:frame draw:style-name="TransBox" svg:width="31.8700cm" svg:height="13.5500cm" svg:x="1.0000cm" svg:y="4.0000cm">
          <draw:text-box>
            <text:p text:style-name="PBullet">✓  The mindset: Observe before you change. Gather evidence, form a hypothesis, test one</text:p>
            <text:p text:style-name="PBullet">✓  Escalation checklist: Before escalating, document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